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ta_5f_Summary">
      <style:table-properties table:display="true" style:writing-mode="lr-tb"/>
    </style:style>
    <style:style style:name="ta2" style:family="table" style:master-page-name="PageStyle_5f_Ranked_5f_Conservation">
      <style:table-properties table:display="true" style:writing-mode="lr-tb"/>
    </style:style>
    <style:style style:name="ta3" style:family="table" style:master-page-name="PageStyle_5f_Ranked_5f_Protein">
      <style:table-properties table:display="true" style:writing-mode="lr-tb"/>
    </style:style>
    <style:style style:name="ta4" style:family="table" style:master-page-name="PageStyle_5f_Ranked_5f_Combined">
      <style:table-properties table:display="true" style:writing-mode="lr-tb"/>
    </style:style>
    <style:style style:name="ce1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00cc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ata_Summary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Gene 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Clinical Significance</text:p>
          </table:table-cell>
          <table:table-cell table:style-name="ce1" office:value-type="string" calcext:value-type="string">
            <text:p>Stability Change</text:p>
          </table:table-cell>
          <table:table-cell table:style-name="ce1" office:value-type="string" calcext:value-type="string">
            <text:p>Stability Abs</text:p>
          </table:table-cell>
          <table:table-cell table:style-name="ce1" office:value-type="string" calcext:value-type="string">
            <text:p>Stability Class</text:p>
          </table:table-cell>
          <table:table-cell table:style-name="ce1" office:value-type="string" calcext:value-type="string">
            <text:p>Secondary Structure</text:p>
          </table:table-cell>
          <table:table-cell table:style-name="ce1" office:value-type="string" calcext:value-type="string">
            <text:p>Relative accessible surface area</text:p>
          </table:table-cell>
          <table:table-cell table:style-name="ce1" office:value-type="string" calcext:value-type="string">
            <text:p>JS Divergence</text:p>
          </table:table-cell>
          <table:table-cell table:style-name="ce1" office:value-type="string" calcext:value-type="string">
            <text:p>S Entropy</text:p>
          </table:table-cell>
          <table:table-cell table:style-name="ce1" office:value-type="string" calcext:value-type="string">
            <text:p>Sum Of P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Pathogenic</text:p>
          </table:table-cell>
          <table:table-cell office:value-type="float" office:value="-0.0938" calcext:value-type="float">
            <text:p>-0.0938</text:p>
          </table:table-cell>
          <table:table-cell table:formula="of:=ABS([.D2])" office:value-type="float" office:value="0.0938" calcext:value-type="float">
            <text:p>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0.66339" calcext:value-type="float">
            <text:p>0.66339</text:p>
          </table:table-cell>
          <table:table-cell table:style-name="ce4" office:value-type="float" office:value="0.41375" calcext:value-type="float">
            <text:p>0.41375</text:p>
          </table:table-cell>
          <table:table-cell table:style-name="ce4" office:value-type="float" office:value="-0.57776" calcext:value-type="float">
            <text:p>-0.577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58Q</text:p>
          </table:table-cell>
          <table:table-cell office:value-type="string" calcext:value-type="string">
            <text:p>Pathogenic</text:p>
          </table:table-cell>
          <table:table-cell office:value-type="float" office:value="-0.4933" calcext:value-type="float">
            <text:p>-0.4933</text:p>
          </table:table-cell>
          <table:table-cell table:formula="of:=ABS([.D3])" office:value-type="float" office:value="0.4933" calcext:value-type="float">
            <text:p>0.4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66515" calcext:value-type="float">
            <text:p>0.66515</text:p>
          </table:table-cell>
          <table:table-cell table:style-name="ce4" office:value-type="float" office:value="0.46044" calcext:value-type="float">
            <text:p>0.46044</text:p>
          </table:table-cell>
          <table:table-cell table:style-name="ce4" office:value-type="float" office:value="1.98458" calcext:value-type="float">
            <text:p>1.98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205K</text:p>
          </table:table-cell>
          <table:table-cell office:value-type="string" calcext:value-type="string">
            <text:p>Pathogenic</text:p>
          </table:table-cell>
          <table:table-cell office:value-type="float" office:value="-1.1888" calcext:value-type="float">
            <text:p>-1.1888</text:p>
          </table:table-cell>
          <table:table-cell table:formula="of:=ABS([.D4])" office:value-type="float" office:value="1.1888" calcext:value-type="float">
            <text:p>1.1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0.77967" calcext:value-type="float">
            <text:p>0.77967</text:p>
          </table:table-cell>
          <table:table-cell table:style-name="ce4" office:value-type="float" office:value="0.81762" calcext:value-type="float">
            <text:p>0.81762</text:p>
          </table:table-cell>
          <table:table-cell table:style-name="ce4" office:value-type="float" office:value="3.3392" calcext:value-type="float">
            <text:p>3.3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M1179V</text:p>
          </table:table-cell>
          <table:table-cell office:value-type="string" calcext:value-type="string">
            <text:p>Benign</text:p>
          </table:table-cell>
          <table:table-cell office:value-type="float" office:value="0.1396" calcext:value-type="float">
            <text:p>0.1396</text:p>
          </table:table-cell>
          <table:table-cell table:formula="of:=ABS([.D5])" office:value-type="float" office:value="0.1396" calcext:value-type="float">
            <text:p>0.13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table:style-name="ce4" office:value-type="float" office:value="0.48587" calcext:value-type="float">
            <text:p>0.48587</text:p>
          </table:table-cell>
          <table:table-cell table:style-name="ce4" office:value-type="float" office:value="0.26045" calcext:value-type="float">
            <text:p>0.26045</text:p>
          </table:table-cell>
          <table:table-cell table:style-name="ce4" office:value-type="float" office:value="-0.0323" calcext:value-type="float">
            <text:p>-0.0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P434S</text:p>
          </table:table-cell>
          <table:table-cell office:value-type="string" calcext:value-type="string">
            <text:p>Benign</text:p>
          </table:table-cell>
          <table:table-cell office:value-type="float" office:value="-1.0029" calcext:value-type="float">
            <text:p>-1.0029</text:p>
          </table:table-cell>
          <table:table-cell table:formula="of:=ABS([.D6])" office:value-type="float" office:value="1.0029" calcext:value-type="float">
            <text:p>1.00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0.67964" calcext:value-type="float">
            <text:p>0.67964</text:p>
          </table:table-cell>
          <table:table-cell table:style-name="ce4" office:value-type="float" office:value="0.52525" calcext:value-type="float">
            <text:p>0.52525</text:p>
          </table:table-cell>
          <table:table-cell table:style-name="ce4" office:value-type="float" office:value="2.20281" calcext:value-type="float">
            <text:p>2.20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543L</text:p>
          </table:table-cell>
          <table:table-cell office:value-type="string" calcext:value-type="string">
            <text:p>Pathogenic</text:p>
          </table:table-cell>
          <table:table-cell office:value-type="float" office:value="-0.1418" calcext:value-type="float">
            <text:p>-0.1418</text:p>
          </table:table-cell>
          <table:table-cell table:formula="of:=ABS([.D7])" office:value-type="float" office:value="0.1418" calcext:value-type="float">
            <text:p>0.1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2954" calcext:value-type="float">
            <text:p>0.72954</text:p>
          </table:table-cell>
          <table:table-cell table:style-name="ce4" office:value-type="float" office:value="0.62205" calcext:value-type="float">
            <text:p>0.62205</text:p>
          </table:table-cell>
          <table:table-cell table:style-name="ce4" office:value-type="float" office:value="3.43458" calcext:value-type="float">
            <text:p>3.43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186H</text:p>
          </table:table-cell>
          <table:table-cell office:value-type="string" calcext:value-type="string">
            <text:p>Pathogenic</text:p>
          </table:table-cell>
          <table:table-cell office:value-type="float" office:value="-1.9198" calcext:value-type="float">
            <text:p>-1.9198</text:p>
          </table:table-cell>
          <table:table-cell table:formula="of:=ABS([.D8])" office:value-type="float" office:value="1.9198" calcext:value-type="float">
            <text:p>1.91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4517" calcext:value-type="float">
            <text:p>0.74517</text:p>
          </table:table-cell>
          <table:table-cell table:style-name="ce4" office:value-type="float" office:value="0.71407" calcext:value-type="float">
            <text:p>0.71407</text:p>
          </table:table-cell>
          <table:table-cell table:style-name="ce4" office:value-type="float" office:value="3.165" calcext:value-type="float">
            <text:p>3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L1213F</text:p>
          </table:table-cell>
          <table:table-cell office:value-type="string" calcext:value-type="string">
            <text:p>Pathogenic</text:p>
          </table:table-cell>
          <table:table-cell office:value-type="float" office:value="-0.8503" calcext:value-type="float">
            <text:p>-0.8503</text:p>
          </table:table-cell>
          <table:table-cell table:formula="of:=ABS([.D9])" office:value-type="float" office:value="0.8503" calcext:value-type="float">
            <text:p>0.85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7174" calcext:value-type="float">
            <text:p>0.7174</text:p>
          </table:table-cell>
          <table:table-cell table:style-name="ce4" office:value-type="float" office:value="0.75604" calcext:value-type="float">
            <text:p>0.75604</text:p>
          </table:table-cell>
          <table:table-cell table:style-name="ce4" office:value-type="float" office:value="2.77228" calcext:value-type="float">
            <text:p>2.77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89H</text:p>
          </table:table-cell>
          <table:table-cell office:value-type="string" calcext:value-type="string">
            <text:p>Pathogenic</text:p>
          </table:table-cell>
          <table:table-cell office:value-type="float" office:value="-1.5248" calcext:value-type="float">
            <text:p>-1.5248</text:p>
          </table:table-cell>
          <table:table-cell table:formula="of:=ABS([.D10])" office:value-type="float" office:value="1.5248" calcext:value-type="float">
            <text:p>1.5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table:style-name="ce4" office:value-type="float" office:value="0.75068" calcext:value-type="float">
            <text:p>0.75068</text:p>
          </table:table-cell>
          <table:table-cell table:style-name="ce4" office:value-type="float" office:value="0.71087" calcext:value-type="float">
            <text:p>0.71087</text:p>
          </table:table-cell>
          <table:table-cell table:style-name="ce4" office:value-type="float" office:value="3.36156" calcext:value-type="float">
            <text:p>3.36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775P</text:p>
          </table:table-cell>
          <table:table-cell office:value-type="string" calcext:value-type="string">
            <text:p>Pathogenic</text:p>
          </table:table-cell>
          <table:table-cell office:value-type="float" office:value="-1.3372" calcext:value-type="float">
            <text:p>-1.3372</text:p>
          </table:table-cell>
          <table:table-cell table:formula="of:=ABS([.D11])" office:value-type="float" office:value="1.3372" calcext:value-type="float">
            <text:p>1.3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7697" calcext:value-type="float">
            <text:p>0.7697</text:p>
          </table:table-cell>
          <table:table-cell table:style-name="ce4" office:value-type="float" office:value="0.64084" calcext:value-type="float">
            <text:p>0.64084</text:p>
          </table:table-cell>
          <table:table-cell table:style-name="ce4" office:value-type="float" office:value="2.29099" calcext:value-type="float">
            <text:p>2.29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61W</text:p>
          </table:table-cell>
          <table:table-cell office:value-type="string" calcext:value-type="string">
            <text:p>Pathogenic</text:p>
          </table:table-cell>
          <table:table-cell office:value-type="float" office:value="1.0907" calcext:value-type="float">
            <text:p>1.0907</text:p>
          </table:table-cell>
          <table:table-cell table:formula="of:=ABS([.D12])" office:value-type="float" office:value="1.0907" calcext:value-type="float">
            <text:p>1.090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table:style-name="ce4" office:value-type="float" office:value="0.68465" calcext:value-type="float">
            <text:p>0.68465</text:p>
          </table:table-cell>
          <table:table-cell table:style-name="ce4" office:value-type="float" office:value="0.48325" calcext:value-type="float">
            <text:p>0.48325</text:p>
          </table:table-cell>
          <table:table-cell table:style-name="ce4" office:value-type="float" office:value="2.44738" calcext:value-type="float">
            <text:p>2.44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G911S</text:p>
          </table:table-cell>
          <table:table-cell office:value-type="string" calcext:value-type="string">
            <text:p>Benign</text:p>
          </table:table-cell>
          <table:table-cell office:value-type="float" office:value="-0.3538" calcext:value-type="float">
            <text:p>-0.3538</text:p>
          </table:table-cell>
          <table:table-cell table:formula="of:=ABS([.D13])" office:value-type="float" office:value="0.3538" calcext:value-type="float">
            <text:p>0.35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67455" calcext:value-type="float">
            <text:p>0.67455</text:p>
          </table:table-cell>
          <table:table-cell table:style-name="ce4" office:value-type="float" office:value="0.48835" calcext:value-type="float">
            <text:p>0.48835</text:p>
          </table:table-cell>
          <table:table-cell table:style-name="ce4" office:value-type="float" office:value="-0.48591" calcext:value-type="float">
            <text:p>-0.48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34Q</text:p>
          </table:table-cell>
          <table:table-cell office:value-type="string" calcext:value-type="string">
            <text:p>Pathogenic</text:p>
          </table:table-cell>
          <table:table-cell office:value-type="float" office:value="-0.377" calcext:value-type="float">
            <text:p>-0.377</text:p>
          </table:table-cell>
          <table:table-cell table:formula="of:=ABS([.D14])" office:value-type="float" office:value="0.377" calcext:value-type="float">
            <text:p>0.3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0.65942" calcext:value-type="float">
            <text:p>0.65942</text:p>
          </table:table-cell>
          <table:table-cell table:style-name="ce4" office:value-type="float" office:value="0.39509" calcext:value-type="float">
            <text:p>0.39509</text:p>
          </table:table-cell>
          <table:table-cell table:style-name="ce4" office:value-type="float" office:value="0.92301" calcext:value-type="float">
            <text:p>0.92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77Y</text:p>
          </table:table-cell>
          <table:table-cell office:value-type="string" calcext:value-type="string">
            <text:p>Pathogenic</text:p>
          </table:table-cell>
          <table:table-cell office:value-type="float" office:value="-0.8518" calcext:value-type="float">
            <text:p>-0.8518</text:p>
          </table:table-cell>
          <table:table-cell table:formula="of:=ABS([.D15])" office:value-type="float" office:value="0.8518" calcext:value-type="float">
            <text:p>0.85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0.67721" calcext:value-type="float">
            <text:p>0.67721</text:p>
          </table:table-cell>
          <table:table-cell table:style-name="ce4" office:value-type="float" office:value="0.56778" calcext:value-type="float">
            <text:p>0.56778</text:p>
          </table:table-cell>
          <table:table-cell table:style-name="ce4" office:value-type="float" office:value="3.14152" calcext:value-type="float">
            <text:p>3.14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1007A</text:p>
          </table:table-cell>
          <table:table-cell office:value-type="string" calcext:value-type="string">
            <text:p>Pathogenic</text:p>
          </table:table-cell>
          <table:table-cell office:value-type="float" office:value="-1.0796" calcext:value-type="float">
            <text:p>-1.0796</text:p>
          </table:table-cell>
          <table:table-cell table:formula="of:=ABS([.D16])" office:value-type="float" office:value="1.0796" calcext:value-type="float">
            <text:p>1.07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75813" calcext:value-type="float">
            <text:p>0.75813</text:p>
          </table:table-cell>
          <table:table-cell table:style-name="ce4" office:value-type="float" office:value="0.69144" calcext:value-type="float">
            <text:p>0.69144</text:p>
          </table:table-cell>
          <table:table-cell table:style-name="ce4" office:value-type="float" office:value="4.44218" calcext:value-type="float">
            <text:p>4.44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78C</text:p>
          </table:table-cell>
          <table:table-cell office:value-type="string" calcext:value-type="string">
            <text:p>Pathogenic</text:p>
          </table:table-cell>
          <table:table-cell office:value-type="float" office:value="0.2418" calcext:value-type="float">
            <text:p>0.2418</text:p>
          </table:table-cell>
          <table:table-cell table:formula="of:=ABS([.D17])" office:value-type="float" office:value="0.2418" calcext:value-type="float">
            <text:p>0.2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0.70493" calcext:value-type="float">
            <text:p>0.70493</text:p>
          </table:table-cell>
          <table:table-cell table:style-name="ce4" office:value-type="float" office:value="0.47396" calcext:value-type="float">
            <text:p>0.47396</text:p>
          </table:table-cell>
          <table:table-cell table:style-name="ce4" office:value-type="float" office:value="2.62423" calcext:value-type="float">
            <text:p>2.62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237S</text:p>
          </table:table-cell>
          <table:table-cell office:value-type="string" calcext:value-type="string">
            <text:p>Pathogenic</text:p>
          </table:table-cell>
          <table:table-cell office:value-type="float" office:value="-0.758" calcext:value-type="float">
            <text:p>-0.758</text:p>
          </table:table-cell>
          <table:table-cell table:formula="of:=ABS([.D18])" office:value-type="float" office:value="0.758" calcext:value-type="float">
            <text:p>0.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table:style-name="ce4" office:value-type="float" office:value="0.62605" calcext:value-type="float">
            <text:p>0.62605</text:p>
          </table:table-cell>
          <table:table-cell table:style-name="ce4" office:value-type="float" office:value="0.41423" calcext:value-type="float">
            <text:p>0.41423</text:p>
          </table:table-cell>
          <table:table-cell table:style-name="ce4" office:value-type="float" office:value="2.53753" calcext:value-type="float">
            <text:p>2.53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148I</text:p>
          </table:table-cell>
          <table:table-cell office:value-type="string" calcext:value-type="string">
            <text:p>Pathogenic</text:p>
          </table:table-cell>
          <table:table-cell office:value-type="float" office:value="-0.1732" calcext:value-type="float">
            <text:p>-0.1732</text:p>
          </table:table-cell>
          <table:table-cell table:formula="of:=ABS([.D19])" office:value-type="float" office:value="0.1732" calcext:value-type="float">
            <text:p>0.1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0.59854" calcext:value-type="float">
            <text:p>0.59854</text:p>
          </table:table-cell>
          <table:table-cell table:style-name="ce4" office:value-type="float" office:value="0.29004" calcext:value-type="float">
            <text:p>0.29004</text:p>
          </table:table-cell>
          <table:table-cell table:style-name="ce4" office:value-type="float" office:value="1.52292" calcext:value-type="float">
            <text:p>1.52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D501V</text:p>
          </table:table-cell>
          <table:table-cell office:value-type="string" calcext:value-type="string">
            <text:p>Pathogenic</text:p>
          </table:table-cell>
          <table:table-cell office:value-type="float" office:value="0.2313" calcext:value-type="float">
            <text:p>0.2313</text:p>
          </table:table-cell>
          <table:table-cell table:formula="of:=ABS([.D20])" office:value-type="float" office:value="0.2313" calcext:value-type="float">
            <text:p>0.23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0.56751" calcext:value-type="float">
            <text:p>0.56751</text:p>
          </table:table-cell>
          <table:table-cell table:style-name="ce4" office:value-type="float" office:value="0.25628" calcext:value-type="float">
            <text:p>0.25628</text:p>
          </table:table-cell>
          <table:table-cell table:style-name="ce4" office:value-type="float" office:value="1.19769" calcext:value-type="float">
            <text:p>1.19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A183T</text:p>
          </table:table-cell>
          <table:table-cell office:value-type="string" calcext:value-type="string">
            <text:p>Benign</text:p>
          </table:table-cell>
          <table:table-cell office:value-type="float" office:value="-0.3375" calcext:value-type="float">
            <text:p>-0.3375</text:p>
          </table:table-cell>
          <table:table-cell table:formula="of:=ABS([.D21])" office:value-type="float" office:value="0.3375" calcext:value-type="float">
            <text:p>0.3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0.57517" calcext:value-type="float">
            <text:p>0.57517</text:p>
          </table:table-cell>
          <table:table-cell table:style-name="ce4" office:value-type="float" office:value="0.32667" calcext:value-type="float">
            <text:p>0.32667</text:p>
          </table:table-cell>
          <table:table-cell table:style-name="ce4" office:value-type="float" office:value="-0.56895" calcext:value-type="float">
            <text:p>-0.56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950M</text:p>
          </table:table-cell>
          <table:table-cell office:value-type="string" calcext:value-type="string">
            <text:p>Pathogenic</text:p>
          </table:table-cell>
          <table:table-cell office:value-type="float" office:value="-1.1978" calcext:value-type="float">
            <text:p>-1.1978</text:p>
          </table:table-cell>
          <table:table-cell table:formula="of:=ABS([.D22])" office:value-type="float" office:value="1.1978" calcext:value-type="float">
            <text:p>1.1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60554" calcext:value-type="float">
            <text:p>0.60554</text:p>
          </table:table-cell>
          <table:table-cell table:style-name="ce4" office:value-type="float" office:value="0.37323" calcext:value-type="float">
            <text:p>0.37323</text:p>
          </table:table-cell>
          <table:table-cell table:style-name="ce4" office:value-type="float" office:value="1.86017" calcext:value-type="float">
            <text:p>1.86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26T</text:p>
          </table:table-cell>
          <table:table-cell office:value-type="string" calcext:value-type="string">
            <text:p>Pathogenic</text:p>
          </table:table-cell>
          <table:table-cell office:value-type="float" office:value="-1.4711" calcext:value-type="float">
            <text:p>-1.4711</text:p>
          </table:table-cell>
          <table:table-cell table:formula="of:=ABS([.D23])" office:value-type="float" office:value="1.4711" calcext:value-type="float">
            <text:p>1.47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0.68605" calcext:value-type="float">
            <text:p>0.68605</text:p>
          </table:table-cell>
          <table:table-cell table:style-name="ce4" office:value-type="float" office:value="0.47794" calcext:value-type="float">
            <text:p>0.47794</text:p>
          </table:table-cell>
          <table:table-cell table:style-name="ce4" office:value-type="float" office:value="1.47024" calcext:value-type="float">
            <text:p>1.47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274W</text:p>
          </table:table-cell>
          <table:table-cell office:value-type="string" calcext:value-type="string">
            <text:p>Pathogenic</text:p>
          </table:table-cell>
          <table:table-cell office:value-type="float" office:value="-0.9294" calcext:value-type="float">
            <text:p>-0.9294</text:p>
          </table:table-cell>
          <table:table-cell table:formula="of:=ABS([.D24])" office:value-type="float" office:value="0.9294" calcext:value-type="float">
            <text:p>0.929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0.46571" calcext:value-type="float">
            <text:p>0.46571</text:p>
          </table:table-cell>
          <table:table-cell table:style-name="ce4" office:value-type="float" office:value="0.12309" calcext:value-type="float">
            <text:p>0.12309</text:p>
          </table:table-cell>
          <table:table-cell table:style-name="ce4" office:value-type="float" office:value="-0.71224" calcext:value-type="float">
            <text:p>-0.71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54L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table:formula="of:=ABS([.D25])" office:value-type="float" office:value="0.5242" calcext:value-type="float">
            <text:p>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0.70636" calcext:value-type="float">
            <text:p>0.70636</text:p>
          </table:table-cell>
          <table:table-cell table:style-name="ce4" office:value-type="float" office:value="0.58632" calcext:value-type="float">
            <text:p>0.58632</text:p>
          </table:table-cell>
          <table:table-cell table:style-name="ce4" office:value-type="float" office:value="2.61128" calcext:value-type="float">
            <text:p>2.6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685T</text:p>
          </table:table-cell>
          <table:table-cell office:value-type="string" calcext:value-type="string">
            <text:p>Pathogenic</text:p>
          </table:table-cell>
          <table:table-cell office:value-type="float" office:value="-1.3808" calcext:value-type="float">
            <text:p>-1.3808</text:p>
          </table:table-cell>
          <table:table-cell table:formula="of:=ABS([.D26])" office:value-type="float" office:value="1.3808" calcext:value-type="float">
            <text:p>1.38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0.69172" calcext:value-type="float">
            <text:p>0.69172</text:p>
          </table:table-cell>
          <table:table-cell table:style-name="ce4" office:value-type="float" office:value="0.57136" calcext:value-type="float">
            <text:p>0.57136</text:p>
          </table:table-cell>
          <table:table-cell table:style-name="ce4" office:value-type="float" office:value="0.95265" calcext:value-type="float">
            <text:p>0.95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40L</text:p>
          </table:table-cell>
          <table:table-cell office:value-type="string" calcext:value-type="string">
            <text:p>Pathogenic</text:p>
          </table:table-cell>
          <table:table-cell office:value-type="float" office:value="-0.2742" calcext:value-type="float">
            <text:p>-0.2742</text:p>
          </table:table-cell>
          <table:table-cell table:formula="of:=ABS([.D27])" office:value-type="float" office:value="0.2742" calcext:value-type="float">
            <text:p>0.2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0.67577" calcext:value-type="float">
            <text:p>0.67577</text:p>
          </table:table-cell>
          <table:table-cell table:style-name="ce4" office:value-type="float" office:value="0.46065" calcext:value-type="float">
            <text:p>0.46065</text:p>
          </table:table-cell>
          <table:table-cell table:style-name="ce4" office:value-type="float" office:value="2.83926" calcext:value-type="float">
            <text:p>2.83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1169R</text:p>
          </table:table-cell>
          <table:table-cell office:value-type="string" calcext:value-type="string">
            <text:p>Pathogenic</text:p>
          </table:table-cell>
          <table:table-cell office:value-type="float" office:value="0.3823" calcext:value-type="float">
            <text:p>0.3823</text:p>
          </table:table-cell>
          <table:table-cell table:formula="of:=ABS([.D28])" office:value-type="float" office:value="0.3823" calcext:value-type="float">
            <text:p>0.38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0.73353" calcext:value-type="float">
            <text:p>0.73353</text:p>
          </table:table-cell>
          <table:table-cell table:style-name="ce4" office:value-type="float" office:value="0.65571" calcext:value-type="float">
            <text:p>0.65571</text:p>
          </table:table-cell>
          <table:table-cell table:style-name="ce4" office:value-type="float" office:value="2.08623" calcext:value-type="float">
            <text:p>2.08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404Q</text:p>
          </table:table-cell>
          <table:table-cell office:value-type="string" calcext:value-type="string">
            <text:p>Pathogenic</text:p>
          </table:table-cell>
          <table:table-cell office:value-type="float" office:value="-0.7188" calcext:value-type="float">
            <text:p>-0.7188</text:p>
          </table:table-cell>
          <table:table-cell table:formula="of:=ABS([.D29])" office:value-type="float" office:value="0.7188" calcext:value-type="float">
            <text:p>0.71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0.81327" calcext:value-type="float">
            <text:p>0.81327</text:p>
          </table:table-cell>
          <table:table-cell table:style-name="ce4" office:value-type="float" office:value="0.81819" calcext:value-type="float">
            <text:p>0.81819</text:p>
          </table:table-cell>
          <table:table-cell table:style-name="ce4" office:value-type="float" office:value="3.58285" calcext:value-type="float">
            <text:p>3.58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R</text:p>
          </table:table-cell>
          <table:table-cell office:value-type="string" calcext:value-type="string">
            <text:p>Pathogenic</text:p>
          </table:table-cell>
          <table:table-cell office:value-type="float" office:value="0.5657" calcext:value-type="float">
            <text:p>0.5657</text:p>
          </table:table-cell>
          <table:table-cell table:formula="of:=ABS([.D30])" office:value-type="float" office:value="0.5657" calcext:value-type="float">
            <text:p>0.565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0.62501" calcext:value-type="float">
            <text:p>0.62501</text:p>
          </table:table-cell>
          <table:table-cell table:style-name="ce4" office:value-type="float" office:value="0.48423" calcext:value-type="float">
            <text:p>0.48423</text:p>
          </table:table-cell>
          <table:table-cell table:style-name="ce4" office:value-type="float" office:value="-0.84154" calcext:value-type="float">
            <text:p>-0.8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W</text:p>
          </table:table-cell>
          <table:table-cell office:value-type="string" calcext:value-type="string">
            <text:p>Pathogenic</text:p>
          </table:table-cell>
          <table:table-cell office:value-type="float" office:value="-0.4169" calcext:value-type="float">
            <text:p>-0.4169</text:p>
          </table:table-cell>
          <table:table-cell table:formula="of:=ABS([.D31])" office:value-type="float" office:value="0.4169" calcext:value-type="float">
            <text:p>0.41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0.62501" calcext:value-type="float">
            <text:p>0.62501</text:p>
          </table:table-cell>
          <table:table-cell table:style-name="ce4" office:value-type="float" office:value="0.48423" calcext:value-type="float">
            <text:p>0.48423</text:p>
          </table:table-cell>
          <table:table-cell table:style-name="ce4" office:value-type="float" office:value="-0.84154" calcext:value-type="float">
            <text:p>-0.8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Y1088C</text:p>
          </table:table-cell>
          <table:table-cell office:value-type="string" calcext:value-type="string">
            <text:p>Pathogenic</text:p>
          </table:table-cell>
          <table:table-cell office:value-type="float" office:value="-2.3322" calcext:value-type="float">
            <text:p>-2.3322</text:p>
          </table:table-cell>
          <table:table-cell table:formula="of:=ABS([.D32])" office:value-type="float" office:value="2.3322" calcext:value-type="float">
            <text:p>2.33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0.81289" calcext:value-type="float">
            <text:p>0.81289</text:p>
          </table:table-cell>
          <table:table-cell table:style-name="ce4" office:value-type="float" office:value="0.77083" calcext:value-type="float">
            <text:p>0.77083</text:p>
          </table:table-cell>
          <table:table-cell table:style-name="ce4" office:value-type="float" office:value="4.92866" calcext:value-type="float">
            <text:p>4.92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928P</text:p>
          </table:table-cell>
          <table:table-cell office:value-type="string" calcext:value-type="string">
            <text:p>Pathogenic</text:p>
          </table:table-cell>
          <table:table-cell office:value-type="float" office:value="-0.4017" calcext:value-type="float">
            <text:p>-0.4017</text:p>
          </table:table-cell>
          <table:table-cell table:formula="of:=ABS([.D33])" office:value-type="float" office:value="0.4017" calcext:value-type="float">
            <text:p>0.4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0.56051" calcext:value-type="float">
            <text:p>0.56051</text:p>
          </table:table-cell>
          <table:table-cell table:style-name="ce4" office:value-type="float" office:value="0.26119" calcext:value-type="float">
            <text:p>0.26119</text:p>
          </table:table-cell>
          <table:table-cell table:style-name="ce4" office:value-type="float" office:value="-1.0629" calcext:value-type="float">
            <text:p>-1.0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518Q</text:p>
          </table:table-cell>
          <table:table-cell office:value-type="string" calcext:value-type="string">
            <text:p>Pathogenic</text:p>
          </table:table-cell>
          <table:table-cell office:value-type="float" office:value="-0.1194" calcext:value-type="float">
            <text:p>-0.1194</text:p>
          </table:table-cell>
          <table:table-cell table:formula="of:=ABS([.D34])" office:value-type="float" office:value="0.1194" calcext:value-type="float">
            <text:p>0.11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63134" calcext:value-type="float">
            <text:p>0.63134</text:p>
          </table:table-cell>
          <table:table-cell table:style-name="ce4" office:value-type="float" office:value="0.35163" calcext:value-type="float">
            <text:p>0.35163</text:p>
          </table:table-cell>
          <table:table-cell table:style-name="ce4" office:value-type="float" office:value="-0.0402" calcext:value-type="float">
            <text:p>-0.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1266Q</text:p>
          </table:table-cell>
          <table:table-cell office:value-type="string" calcext:value-type="string">
            <text:p>Benign</text:p>
          </table:table-cell>
          <table:table-cell office:value-type="float" office:value="0.2963" calcext:value-type="float">
            <text:p>0.2963</text:p>
          </table:table-cell>
          <table:table-cell table:formula="of:=ABS([.D35])" office:value-type="float" office:value="0.2963" calcext:value-type="float">
            <text:p>0.29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6" calcext:value-type="float">
            <text:p>0.66</text:p>
          </table:table-cell>
          <table:table-cell table:style-name="ce4" office:value-type="float" office:value="0.54034" calcext:value-type="float">
            <text:p>0.54034</text:p>
          </table:table-cell>
          <table:table-cell table:style-name="ce4" office:value-type="float" office:value="0.19051" calcext:value-type="float">
            <text:p>0.19051</text:p>
          </table:table-cell>
          <table:table-cell table:style-name="ce4" office:value-type="float" office:value="-0.30262" calcext:value-type="float">
            <text:p>-0.30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E1089K</text:p>
          </table:table-cell>
          <table:table-cell office:value-type="string" calcext:value-type="string">
            <text:p>Pathogenic</text:p>
          </table:table-cell>
          <table:table-cell office:value-type="float" office:value="0.0753" calcext:value-type="float">
            <text:p>0.0753</text:p>
          </table:table-cell>
          <table:table-cell table:formula="of:=ABS([.D36])" office:value-type="float" office:value="0.0753" calcext:value-type="float">
            <text:p>0.0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0.76412" calcext:value-type="float">
            <text:p>0.76412</text:p>
          </table:table-cell>
          <table:table-cell table:style-name="ce4" office:value-type="float" office:value="0.75208" calcext:value-type="float">
            <text:p>0.75208</text:p>
          </table:table-cell>
          <table:table-cell table:style-name="ce4" office:value-type="float" office:value="3.62493" calcext:value-type="float">
            <text:p>3.6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54T</text:p>
          </table:table-cell>
          <table:table-cell office:value-type="string" calcext:value-type="string">
            <text:p>Pathogenic</text:p>
          </table:table-cell>
          <table:table-cell office:value-type="float" office:value="-0.9961" calcext:value-type="float">
            <text:p>-0.9961</text:p>
          </table:table-cell>
          <table:table-cell table:formula="of:=ABS([.D37])" office:value-type="float" office:value="0.9961" calcext:value-type="float">
            <text:p>0.9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0.72282" calcext:value-type="float">
            <text:p>0.72282</text:p>
          </table:table-cell>
          <table:table-cell table:style-name="ce4" office:value-type="float" office:value="0.67961" calcext:value-type="float">
            <text:p>0.67961</text:p>
          </table:table-cell>
          <table:table-cell table:style-name="ce4" office:value-type="float" office:value="3.03642" calcext:value-type="float">
            <text:p>3.03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35V</text:p>
          </table:table-cell>
          <table:table-cell office:value-type="string" calcext:value-type="string">
            <text:p>Pathogenic</text:p>
          </table:table-cell>
          <table:table-cell office:value-type="float" office:value="0.3518" calcext:value-type="float">
            <text:p>0.3518</text:p>
          </table:table-cell>
          <table:table-cell table:formula="of:=ABS([.D38])" office:value-type="float" office:value="0.3518" calcext:value-type="float">
            <text:p>0.35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0.74869" calcext:value-type="float">
            <text:p>0.74869</text:p>
          </table:table-cell>
          <table:table-cell table:style-name="ce4" office:value-type="float" office:value="0.75954" calcext:value-type="float">
            <text:p>0.75954</text:p>
          </table:table-cell>
          <table:table-cell table:style-name="ce4" office:value-type="float" office:value="3.27541" calcext:value-type="float">
            <text:p>3.27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table:style-name="ce3" office:value-type="string" calcext:value-type="string">
            <text:p>R646H</text:p>
          </table:table-cell>
          <table:table-cell office:value-type="string" calcext:value-type="string">
            <text:p>Benign</text:p>
          </table:table-cell>
          <table:table-cell office:value-type="float" office:value="-0.0908" calcext:value-type="float">
            <text:p>-0.0908</text:p>
          </table:table-cell>
          <table:table-cell table:formula="of:=ABS([.D39])" office:value-type="float" office:value="0.0908" calcext:value-type="float">
            <text:p>0.09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style-name="ce4" office:value-type="float" office:value="0.56023" calcext:value-type="float">
            <text:p>0.56023</text:p>
          </table:table-cell>
          <table:table-cell table:style-name="ce4" office:value-type="float" office:value="0.18786" calcext:value-type="float">
            <text:p>0.18786</text:p>
          </table:table-cell>
          <table:table-cell table:style-name="ce4" office:value-type="float" office:value="-1.06246" calcext:value-type="float">
            <text:p>-1.06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926V</text:p>
          </table:table-cell>
          <table:table-cell office:value-type="string" calcext:value-type="string">
            <text:p>Pathogenic</text:p>
          </table:table-cell>
          <table:table-cell office:value-type="float" office:value="0.0154" calcext:value-type="float">
            <text:p>0.0154</text:p>
          </table:table-cell>
          <table:table-cell table:formula="of:=ABS([.D40])" office:value-type="float" office:value="0.0154" calcext:value-type="float">
            <text:p>0.01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67283" calcext:value-type="float">
            <text:p>0.67283</text:p>
          </table:table-cell>
          <table:table-cell table:style-name="ce4" office:value-type="float" office:value="0.51135" calcext:value-type="float">
            <text:p>0.51135</text:p>
          </table:table-cell>
          <table:table-cell table:style-name="ce4" office:value-type="float" office:value="2.01359" calcext:value-type="float">
            <text:p>2.013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036M</text:p>
          </table:table-cell>
          <table:table-cell office:value-type="string" calcext:value-type="string">
            <text:p>Pathogenic</text:p>
          </table:table-cell>
          <table:table-cell office:value-type="float" office:value="-0.1555" calcext:value-type="float">
            <text:p>-0.1555</text:p>
          </table:table-cell>
          <table:table-cell table:formula="of:=ABS([.D41])" office:value-type="float" office:value="0.1555" calcext:value-type="float">
            <text:p>0.1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74477" calcext:value-type="float">
            <text:p>0.74477</text:p>
          </table:table-cell>
          <table:table-cell table:style-name="ce4" office:value-type="float" office:value="0.65651" calcext:value-type="float">
            <text:p>0.65651</text:p>
          </table:table-cell>
          <table:table-cell table:style-name="ce4" office:value-type="float" office:value="2.63589" calcext:value-type="float">
            <text:p>2.63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378A</text:p>
          </table:table-cell>
          <table:table-cell office:value-type="string" calcext:value-type="string">
            <text:p>Pathogenic</text:p>
          </table:table-cell>
          <table:table-cell office:value-type="float" office:value="-0.5337" calcext:value-type="float">
            <text:p>-0.5337</text:p>
          </table:table-cell>
          <table:table-cell table:formula="of:=ABS([.D42])" office:value-type="float" office:value="0.5337" calcext:value-type="float">
            <text:p>0.53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0.74901" calcext:value-type="float">
            <text:p>0.74901</text:p>
          </table:table-cell>
          <table:table-cell table:style-name="ce4" office:value-type="float" office:value="0.71957" calcext:value-type="float">
            <text:p>0.71957</text:p>
          </table:table-cell>
          <table:table-cell table:style-name="ce4" office:value-type="float" office:value="3.96392" calcext:value-type="float">
            <text:p>3.96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889M</text:p>
          </table:table-cell>
          <table:table-cell office:value-type="string" calcext:value-type="string">
            <text:p>Pathogenic</text:p>
          </table:table-cell>
          <table:table-cell office:value-type="float" office:value="-1.1735" calcext:value-type="float">
            <text:p>-1.1735</text:p>
          </table:table-cell>
          <table:table-cell table:formula="of:=ABS([.D43])" office:value-type="float" office:value="1.1735" calcext:value-type="float">
            <text:p>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0.81203" calcext:value-type="float">
            <text:p>0.81203</text:p>
          </table:table-cell>
          <table:table-cell table:style-name="ce4" office:value-type="float" office:value="0.92178" calcext:value-type="float">
            <text:p>0.92178</text:p>
          </table:table-cell>
          <table:table-cell table:style-name="ce4" office:value-type="float" office:value="4.55931" calcext:value-type="float">
            <text:p>4.559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1061T</text:p>
          </table:table-cell>
          <table:table-cell office:value-type="string" calcext:value-type="string">
            <text:p>Pathogenic</text:p>
          </table:table-cell>
          <table:table-cell office:value-type="float" office:value="-1.8333" calcext:value-type="float">
            <text:p>-1.8333</text:p>
          </table:table-cell>
          <table:table-cell table:formula="of:=ABS([.D44])" office:value-type="float" office:value="1.8333" calcext:value-type="float">
            <text:p>1.83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0.62787" calcext:value-type="float">
            <text:p>0.62787</text:p>
          </table:table-cell>
          <table:table-cell table:style-name="ce4" office:value-type="float" office:value="0.46529" calcext:value-type="float">
            <text:p>0.46529</text:p>
          </table:table-cell>
          <table:table-cell table:style-name="ce4" office:value-type="float" office:value="2.53898" calcext:value-type="float">
            <text:p>2.53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13R</text:p>
          </table:table-cell>
          <table:table-cell office:value-type="string" calcext:value-type="string">
            <text:p>Pathogenic</text:p>
          </table:table-cell>
          <table:table-cell office:value-type="float" office:value="-2.1301" calcext:value-type="float">
            <text:p>-2.1301</text:p>
          </table:table-cell>
          <table:table-cell table:formula="of:=ABS([.D45])" office:value-type="float" office:value="2.1301" calcext:value-type="float">
            <text:p>2.1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0.82418" calcext:value-type="float">
            <text:p>0.82418</text:p>
          </table:table-cell>
          <table:table-cell table:style-name="ce4" office:value-type="float" office:value="0.81126" calcext:value-type="float">
            <text:p>0.81126</text:p>
          </table:table-cell>
          <table:table-cell table:style-name="ce4" office:value-type="float" office:value="5.90963" calcext:value-type="float">
            <text:p>5.90963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ed_Conservation" table:style-name="ta2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C113R</text:p>
          </table:table-cell>
          <table:table-cell office:value-type="float" office:value="7.54507" calcext:value-type="float">
            <text:p>7.54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6.51238" calcext:value-type="float">
            <text:p>6.512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6.29312" calcext:value-type="float">
            <text:p>6.29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5.89175" calcext:value-type="float">
            <text:p>5.89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5.4325" calcext:value-type="float">
            <text:p>5.4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21431" calcext:value-type="float">
            <text:p>5.21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14113" calcext:value-type="float">
            <text:p>5.14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4.93649" calcext:value-type="float">
            <text:p>4.936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4.82311" calcext:value-type="float">
            <text:p>4.82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4.78617" calcext:value-type="float">
            <text:p>4.78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4.78364" calcext:value-type="float">
            <text:p>4.783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4.62424" calcext:value-type="float">
            <text:p>4.62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4.43885" calcext:value-type="float">
            <text:p>4.43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4.38651" calcext:value-type="float">
            <text:p>4.386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4.24572" calcext:value-type="float">
            <text:p>4.24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03717" calcext:value-type="float">
            <text:p>4.03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3.97568" calcext:value-type="float">
            <text:p>3.97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3.90396" calcext:value-type="float">
            <text:p>3.90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3.80312" calcext:value-type="float">
            <text:p>3.80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3.70153" calcext:value-type="float">
            <text:p>3.70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3.63214" calcext:value-type="float">
            <text:p>3.63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3.61528" calcext:value-type="float">
            <text:p>3.61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3.57781" calcext:value-type="float">
            <text:p>3.57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47547" calcext:value-type="float">
            <text:p>3.475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3.4077" calcext:value-type="float">
            <text:p>3.4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19777" calcext:value-type="float">
            <text:p>3.19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3.11017" calcext:value-type="float">
            <text:p>3.11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2.83894" calcext:value-type="float">
            <text:p>2.838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2.63423" calcext:value-type="float">
            <text:p>2.63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4115" calcext:value-type="float">
            <text:p>2.4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2.21573" calcext:value-type="float">
            <text:p>2.215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02148" calcext:value-type="float">
            <text:p>2.02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1.97752" calcext:value-type="float">
            <text:p>1.97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94277" calcext:value-type="float">
            <text:p>0.942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71402" calcext:value-type="float">
            <text:p>0.7140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67699" calcext:value-type="float">
            <text:p>0.67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49938" calcext:value-type="float">
            <text:p>0.499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42823" calcext:value-type="float">
            <text:p>0.4282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33289" calcext:value-type="float">
            <text:p>0.33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2677" calcext:value-type="float">
            <text:p>0.2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2677" calcext:value-type="float">
            <text:p>0.2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-0.12344" calcext:value-type="float">
            <text:p>-0.12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-0.2412" calcext:value-type="float">
            <text:p>-0.24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-0.31437" calcext:value-type="float">
            <text:p>-0.31437</text:p>
          </table:table-cell>
          <table:table-cell table:number-columns-repeated="1022"/>
        </table:table-row>
      </table:table>
      <table:table table:name="Ranked_Stability" table:style-name="ta3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Y1088C</text:p>
          </table:table-cell>
          <table:table-cell office:value-type="float" office:value="2.3322" calcext:value-type="float">
            <text:p>2.3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2.1301" calcext:value-type="float">
            <text:p>2.1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1.9198" calcext:value-type="float">
            <text:p>1.9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1.8333" calcext:value-type="float">
            <text:p>1.8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1.5248" calcext:value-type="float">
            <text:p>1.5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1.4711" calcext:value-type="float">
            <text:p>1.47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1.3808" calcext:value-type="float">
            <text:p>1.3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1.3372" calcext:value-type="float">
            <text:p>1.3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1.1978" calcext:value-type="float">
            <text:p>1.19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1.1888" calcext:value-type="float">
            <text:p>1.18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1.1735" calcext:value-type="float">
            <text:p>1.17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1.0907" calcext:value-type="float">
            <text:p>1.0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1.0796" calcext:value-type="float">
            <text:p>1.07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1.0029" calcext:value-type="float">
            <text:p>1.0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0.9961" calcext:value-type="float">
            <text:p>0.9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9294" calcext:value-type="float">
            <text:p>0.92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0.8518" calcext:value-type="float">
            <text:p>0.85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0.8503" calcext:value-type="float">
            <text:p>0.8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0.758" calcext:value-type="float">
            <text:p>0.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0.7188" calcext:value-type="float">
            <text:p>0.71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5657" calcext:value-type="float">
            <text:p>0.56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0.5337" calcext:value-type="float">
            <text:p>0.5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0.5242" calcext:value-type="float">
            <text:p>0.5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0.4933" calcext:value-type="float">
            <text:p>0.49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4169" calcext:value-type="float">
            <text:p>0.4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4017" calcext:value-type="float">
            <text:p>0.4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0.3823" calcext:value-type="float">
            <text:p>0.3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0.377" calcext:value-type="float">
            <text:p>0.37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0.3538" calcext:value-type="float">
            <text:p>0.3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0.3518" calcext:value-type="float">
            <text:p>0.35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3375" calcext:value-type="float">
            <text:p>0.337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2963" calcext:value-type="float">
            <text:p>0.29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0.2742" calcext:value-type="float">
            <text:p>0.27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0.2418" calcext:value-type="float">
            <text:p>0.2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0.2313" calcext:value-type="float">
            <text:p>0.2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0.1732" calcext:value-type="float">
            <text:p>0.17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0.1555" calcext:value-type="float">
            <text:p>0.15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0.1418" calcext:value-type="float">
            <text:p>0.14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1396" calcext:value-type="float">
            <text:p>0.1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1194" calcext:value-type="float">
            <text:p>0.1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0938" calcext:value-type="float">
            <text:p>0.09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0.0908" calcext:value-type="float">
            <text:p>0.0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0.0753" calcext:value-type="float">
            <text:p>0.0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0.0154" calcext:value-type="float">
            <text:p>0.0154</text:p>
          </table:table-cell>
          <table:table-cell table:number-columns-repeated="1022"/>
        </table:table-row>
      </table:table>
      <table:table table:name="Ranked_Combined" table:style-name="ta4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Muta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BLOSUM Score</text:p>
          </table:table-cell>
          <table:table-cell office:value-type="string" calcext:value-type="string">
            <text:p>Liter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http://www.ncbi.nlm.nih.gov/sites/entrez?db=pubmed&amp;cmd=search&amp;term=12554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http://www.ncbi.nlm.nih.gov/sites/entrez?db=pubmed&amp;cmd=search&amp;term=11182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Ranked_Conservation.A1:Ranked_Conservation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Ranked_Stability.A1:Ranked_Stability.B4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Ranked_Combined.A2:Ranked_Combined.B4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2:44:03.219984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ed_5f_Conservation" style:display-name="PageStyle_Ranked_Conserv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ked_5f_Protein" style:display-name="PageStyle_Ranked_Prote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nked_5f_Combined" style:display-name="PageStyle_Ranked_Combin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_5f_Summary" style:display-name="PageStyle_Data_Summa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32:03</meta:creation-date>
    <meta:initial-creator>Jamie </meta:initial-creator>
    <dc:language>en-GB</dc:language>
    <dc:creator>Jamie </dc:creator>
    <dc:date>2016-07-19T18:24:18.427923629</dc:date>
    <meta:editing-cycles>7</meta:editing-cycles>
    <meta:editing-duration>PT30M33S</meta:editing-duration>
    <meta:generator>LibreOffice/5.0.6.2$Linux_X86_64 LibreOffice_project/00m0$Build-2</meta:generator>
    <meta:document-statistic meta:table-count="4" meta:cell-count="767" meta:object-count="0"/>
  </office:meta>
</office:document-meta>
</file>